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table:number-columns-spanned="8" table:number-rows-spanned="1">
            <text:p>Imagens de Treino x Sucesso</text:p>
          </table:table-cell>
          <table:covered-table-cell table:number-columns-repeated="7"/>
        </table:table-row>
        <table:table-row table:style-name="ro1">
          <table:table-cell office:value-type="string">
            <text:p>Imagens Treino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qt sucesso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falsos positiv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8" table:number-rows-spanned="1">
            <text:p>Imagens de Treino x Falhas</text:p>
          </table:table-cell>
          <table:covered-table-cell table:number-columns-repeated="7"/>
        </table:table-row>
        <table:table-row table:style-name="ro1">
          <table:table-cell office:value-type="string">
            <text:p>Imagens Treino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qt falh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alsos negativo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Planilha1.G32" table:end-x="0.7142in" table:end-y="0.0732in" draw:z-index="0" draw:style-name="gr1" draw:text-style-name="P1" svg:width="6.2886in" svg:height="3.5457in" svg:x="0.2197in" svg:y="0.0839in">
              <draw:object draw:notify-on-update-of-ranges="Planilha1.A1:Planilha1.A1 Planilha1.B2:Planilha1.H2 Planilha1.A3:Planilha1.A3 Planilha1.B3:Planilha1.H3 Planilha1.A4:Planilha1.A4 Planilha1.B4:Planilha1.H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lanilha1.N32" table:end-x="0.7795in" table:end-y="0.1154in" draw:z-index="1" draw:style-name="gr1" draw:text-style-name="P1" svg:width="6.2886in" svg:height="3.5354in" svg:x="0.7142in" svg:y="0.1362in">
              <draw:object draw:notify-on-update-of-ranges="Planilha1.A6:Planilha1.A6 Planilha1.B7:Planilha1.H7 Planilha1.A8:Planilha1.A8 Planilha1.B8:Planilha1.H8 Planilha1.A9:Planilha1.A9 Planilha1.B9:Planilha1.H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1/18/2018</text:date>, <text:time>17:36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7T20:14:43.41</meta:creation-date>
    <dc:date>2018-11-18T17:36:39.72</dc:date>
    <dc:creator>Thiago da Silva </dc:creator>
    <meta:editing-duration>PT20H45M28S</meta:editing-duration>
    <meta:editing-cycles>6</meta:editing-cycles>
    <meta:generator>OpenOffice/4.1.5$Win32 OpenOffice.org_project/415m1$Build-9789</meta:generator>
    <meta:document-statistic meta:table-count="3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4cm" svg:height="9.007cm" xlink:href=".." xlink:type="simple" chart:class="chart:line" chart:style-name="ch1">
        <chart:legend chart:legend-position="end" svg:x="12.302cm" svg:y="3.929cm" style:legend-expansion="high" chart:style-name="ch2"/>
        <chart:plot-area chart:style-name="ch3" table:cell-range-address="Planilha1.A1:Planilha1.A1 Planilha1.B2:Planilha1.H4 Planilha1.A3:Planilha1.A4" chart:data-source-has-labels="both" svg:x="1.298cm" svg:y="0.776cm" svg:width="10.314cm" svg:height="6.961cm">
          <chartooo:coordinate-region svg:x="1.919cm" svg:y="0.988cm" svg:width="9.506cm" svg:height="6.076cm"/>
          <chart:axis chart:dimension="x" chart:name="primary-x" chart:style-name="ch4" chartooo:axis-type="auto">
            <chartooo:date-scale/>
            <chart:title svg:x="5.115cm" svg:y="7.918cm" chart:style-name="ch5">
              <text:p>imagens de treno</text:p>
            </chart:title>
            <chart:categories table:cell-range-address="Planilha1.B2:Planilha1.H2"/>
          </chart:axis>
          <chart:axis chart:dimension="y" chart:name="primary-y" chart:style-name="ch4">
            <chart:title svg:x="0.392cm" svg:y="5.583cm" chart:style-name="ch6">
              <text:p>reconhecimentos</text:p>
            </chart:title>
            <chart:grid chart:style-name="ch7" chart:class="major"/>
          </chart:axis>
          <chart:series chart:style-name="ch8" chart:values-cell-range-address="Planilha1.B3:Planilha1.H3" chart:label-cell-address="Planilha1.A3:Planilha1.A3" chart:class="chart:line">
            <chart:data-point chart:repeated="7"/>
          </chart:series>
          <chart:series chart:style-name="ch9" chart:values-cell-range-address="Planilha1.B4:Planilha1.H4" chart:label-cell-address="Planilha1.A4:Planilha1.A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">
                <text:p>10</text:p>
                <draw:g>
                  <svg:desc>Planilha1.B2:Planilha1.H2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42">
                <text:p>40</text:p>
              </table:table-cell>
              <table:table-cell office:value-type="float" office:value="56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0</text:p>
              </table:table-cell>
              <table:table-cell office:value-type="float" office:value="98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qt sucesso</text:p>
                <draw:g>
                  <svg:desc>Planilha1.A3:Planilha1.A3</svg:desc>
                </draw:g>
              </table:table-cell>
              <table:table-cell office:value-type="float" office:value="34">
                <text:p>34</text:p>
                <draw:g>
                  <svg:desc>Planilha1.B3:Planilha1.H3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alsos positivos</text:p>
                <draw:g>
                  <svg:desc>Planilha1.A4:Planilha1.A4</svg:desc>
                </draw:g>
              </table:table-cell>
              <table:table-cell office:value-type="float" office:value="0">
                <text:p>0</text:p>
                <draw:g>
                  <svg:desc>Planilha1.B4:Planilha1.H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4cm" svg:height="8.981cm" xlink:href=".." xlink:type="simple" chart:class="chart:line" chart:style-name="ch1">
        <chart:legend chart:legend-position="end" svg:x="12.196cm" svg:y="3.916cm" style:legend-expansion="high" chart:style-name="ch2"/>
        <chart:plot-area chart:style-name="ch3" table:cell-range-address="Planilha1.A6:Planilha1.A6 Planilha1.B7:Planilha1.H9 Planilha1.A8:Planilha1.A9" chart:data-source-has-labels="both" svg:x="1.357cm" svg:y="0.851cm" svg:width="10.201cm" svg:height="6.943cm">
          <chartooo:coordinate-region svg:x="1.978cm" svg:y="1.064cm" svg:width="9.393cm" svg:height="6.057cm"/>
          <chart:axis chart:dimension="x" chart:name="primary-x" chart:style-name="ch4" chartooo:axis-type="auto">
            <chartooo:date-scale/>
            <chart:title svg:x="5.13cm" svg:y="7.974cm" chart:style-name="ch5">
              <text:p>reconhecimentos</text:p>
            </chart:title>
            <chart:categories table:cell-range-address="Planilha1.B7:Planilha1.H7"/>
          </chart:axis>
          <chart:axis chart:dimension="y" chart:name="primary-y" chart:style-name="ch4">
            <chart:title svg:x="0.451cm" svg:y="5.702cm" chart:style-name="ch6">
              <text:p>imagens de treino</text:p>
            </chart:title>
            <chart:grid chart:style-name="ch7" chart:class="major"/>
          </chart:axis>
          <chart:series chart:style-name="ch8" chart:values-cell-range-address="Planilha1.B8:Planilha1.H8" chart:label-cell-address="Planilha1.A8:Planilha1.A8" chart:class="chart:line">
            <chart:data-point chart:repeated="7"/>
          </chart:series>
          <chart:series chart:style-name="ch9" chart:values-cell-range-address="Planilha1.B9:Planilha1.H9" chart:label-cell-address="Planilha1.A9:Planilha1.A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">
                <text:p>10</text:p>
                <draw:g>
                  <svg:desc>Planilha1.B7:Planilha1.H7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42">
                <text:p>40</text:p>
              </table:table-cell>
              <table:table-cell office:value-type="float" office:value="56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0</text:p>
              </table:table-cell>
              <table:table-cell office:value-type="float" office:value="98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qt falha</text:p>
                <draw:g>
                  <svg:desc>Planilha1.A8:Planilha1.A8</svg:desc>
                </draw:g>
              </table:table-cell>
              <table:table-cell office:value-type="float" office:value="6">
                <text:p>6</text:p>
                <draw:g>
                  <svg:desc>Planilha1.B8:Planilha1.H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alsos negativos</text:p>
                <draw:g>
                  <svg:desc>Planilha1.A9:Planilha1.A9</svg:desc>
                </draw:g>
              </table:table-cell>
              <table:table-cell office:value-type="float" office:value="6">
                <text:p>6</text:p>
                <draw:g>
                  <svg:desc>Planilha1.B9:Planilha1.H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